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001cm" svg:height="2.978cm" svg:x="4.064cm" svg:y="1.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0T13:17:32.532418677</meta:creation-date>
    <dc:date>2014-12-20T13:18:25.867595381</dc:date>
    <meta:editing-duration>PT53S</meta:editing-duration>
    <meta:editing-cycles>1</meta:editing-cycles>
    <meta:document-statistic meta:object-count="24"/>
    <meta:generator>LibreOfficeDev/4.5.0.0.alpha0$Linux_x86 LibreOffice_project/78fabc7d6e8c354c963b3ca492257f18c3d9e90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aa5a" officeooo:paragraph-rsid="0019aa5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text document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